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nux Libertine O"/>
    </style:style>
    <style:style style:name="P2" style:family="paragraph" style:parent-style-name="Standard">
      <style:text-properties style:font-name="Linux Libertine O" officeooo:rsid="0010b8ec" officeooo:paragraph-rsid="0010b8ec"/>
    </style:style>
    <style:style style:name="P3" style:family="paragraph" style:parent-style-name="Standard">
      <style:text-properties style:font-name="Linux Libertine O" officeooo:rsid="001fd2e8" officeooo:paragraph-rsid="001fd2e8"/>
    </style:style>
    <style:style style:name="P4" style:family="paragraph" style:parent-style-name="Standard">
      <style:text-properties style:font-name="Linux Libertine O" officeooo:rsid="002a69a8" officeooo:paragraph-rsid="0029564d"/>
    </style:style>
    <style:style style:name="P5" style:family="paragraph" style:parent-style-name="Standard">
      <style:text-properties style:font-name="Linux Libertine O" officeooo:rsid="002e589e" officeooo:paragraph-rsid="002e589e"/>
    </style:style>
    <style:style style:name="P6" style:family="paragraph" style:parent-style-name="Standard">
      <style:text-properties style:font-name="Linux Libertine O" officeooo:rsid="0029564d" officeooo:paragraph-rsid="001fd2e8"/>
    </style:style>
    <style:style style:name="P7" style:family="paragraph" style:parent-style-name="Standard">
      <style:text-properties style:font-name="Linux Libertine O" officeooo:rsid="002e589e" officeooo:paragraph-rsid="002e589e"/>
    </style:style>
    <style:style style:name="P8" style:family="paragraph" style:parent-style-name="Standard">
      <style:text-properties style:font-name="Linux Libertine O" officeooo:rsid="002e589e" officeooo:paragraph-rsid="0029564d"/>
    </style:style>
    <style:style style:name="P9" style:family="paragraph" style:parent-style-name="Standard">
      <style:text-properties fo:color="#3465a4" style:font-name="Linux Libertine O" fo:font-size="14pt" fo:font-weight="bold" officeooo:rsid="002e589e" officeooo:paragraph-rsid="002e589e" style:font-name-asian="Noto Sans CJK SC Regular" style:font-size-asian="14pt" style:font-weight-asian="bold" style:font-name-complex="FreeSans" style:font-size-complex="14pt" style:font-weight-complex="bold"/>
    </style:style>
    <style:style style:name="T1" style:family="text">
      <style:text-properties fo:color="#3465a4" style:font-name="Linux Libertine O" fo:font-weight="bold" style:font-weight-asian="bold" style:font-weight-complex="bold"/>
    </style:style>
    <style:style style:name="T2" style:family="text">
      <style:text-properties fo:color="#3465a4" style:font-name="Linux Libertine O" fo:font-size="14pt" fo:font-weight="bold" officeooo:rsid="002e589e" style:font-name-asian="Noto Sans CJK SC Regular" style:font-size-asian="14pt" style:font-weight-asian="bold" style:font-name-complex="FreeSans" style:font-size-complex="14pt" style:font-weight-complex="bold"/>
    </style:style>
    <style:style style:name="T3" style:family="text">
      <style:text-properties style:font-name="Linux Libertine O"/>
    </style:style>
    <style:style style:name="T4" style:family="text">
      <style:text-properties style:font-name="Linux Libertine O" officeooo:rsid="002a69a8"/>
    </style:style>
    <style:style style:name="T5" style:family="text">
      <style:text-properties style:font-name="Linux Libertine O" officeooo:rsid="002e589e"/>
    </style:style>
    <style:style style:name="T6" style:family="text">
      <style:text-properties fo:color="#004586" style:font-name="Linux Libertine O" fo:font-size="18.2000007629395pt" style:font-size-asian="18.2000007629395pt" style:font-size-complex="18.2000007629395pt" style:font-weight-complex="600"/>
    </style:style>
    <style:style style:name="T7" style:family="text">
      <style:text-properties fo:color="#004586" style:font-name="Linux Libertine O" fo:font-size="18.2000007629395pt" officeooo:rsid="001fd2e8" style:font-size-asian="18.2000007629395pt" style:font-size-complex="18.2000007629395pt" style:font-weight-complex="600"/>
    </style:style>
    <style:style style:name="T8" style:family="text">
      <style:text-properties fo:color="#004586" style:font-name="Linux Libertine O" fo:font-size="18.2000007629395pt" officeooo:rsid="002e589e" style:font-size-asian="18.2000007629395pt" style:font-size-complex="18.2000007629395pt" style:font-weight-complex="600"/>
    </style:style>
    <style:style style:name="T9" style:family="text">
      <style:text-properties fo:color="#004586" style:font-name="Linux Libertine O" fo:font-size="18.2000007629395pt" fo:font-weight="bold" officeooo:rsid="002e589e" style:font-name-asian="Noto Sans CJK SC Regular" style:font-size-asian="18.2000007629395pt" style:font-weight-asian="bold" style:font-name-complex="FreeSans" style:font-size-complex="18.2000007629395pt" style:font-weight-complex="6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7">Chocolate </text:span><text:span text:style-name="T9">cupcakes</text:span><text:span text:style-name="T6"> (</text:span><text:span text:style-name="T8">6</text:span><text:span text:style-name="T6"> portions; </text:span><text:span text:style-name="T8">35 min</text:span><text:span text:style-name="T6">)</text:span></text:h>
      <text:p text:style-name="Standard"><text:span text:style-name="T5">Little cupcakes w</text:span><text:span text:style-name="T4">ith </text:span><text:span text:style-name="T3">a </text:span><text:span text:style-name="T5">melty middle.</text:span></text:p>
      <text:p text:style-name="P1"/>
      <text:p text:style-name="Heading"><text:span text:style-name="T1">For the </text:span><text:span text:style-name="T2">mixture</text:span></text:p>
      <text:p text:style-name="P5">1 medium egg (about 60g)</text:p>
      <text:p text:style-name="P5">granulated sugar (brown or white)</text:p>
      <text:p text:style-name="P5">self-raising flour</text:p>
      <text:p text:style-name="P5">butter or spread</text:p>
      <text:p text:style-name="P5">about 10g cocoa</text:p>
      <text:p text:style-name="P5"/>
      <text:p text:style-name="P5"/>
      <text:p text:style-name="P5">Weigh the egg and note the measurement. Into a mixing bowl measure out the egg’s weight of each of sugar and butter. Add about 5g less than the egg’s weight of flour. Add the cocoa.</text:p>
      <text:p text:style-name="P5">(If you prefer a less-sweet cake, you can use 5-10g less of the sugar.)</text:p>
      <text:p text:style-name="P5"/>
      <text:p text:style-name="P5">Crack the egg in and mix well with a spoon. The mixture should be a bit gloopy rather than stiff – if needed add 2-3 tbsp of cold water to get the right consistency and mix well.</text:p>
      <text:p text:style-name="P2"/>
      <text:p text:style-name="P2"/>
      <text:p text:style-name="Heading"><text:span text:style-name="T1">For the </text:span><text:span text:style-name="T2">assembly</text:span></text:p>
      <text:p text:style-name="P5">6-cupcake tray</text:p>
      <text:p text:style-name="P5">6 cupcake cases</text:p>
      <text:p text:style-name="P5">6 squares (about 40g) of dark chocolate (cheap chocolate works fine, thick chunks are better)</text:p>
      <text:p text:style-name="P3"/>
      <text:p text:style-name="P6"/>
      <text:p text:style-name="P5">Preheat the oven to Gas 6. Pop the cupcake cases into the tray. Spoon the cake mixture evenly into the 6 cases.</text:p>
      <text:p text:style-name="P5"/>
      <text:p text:style-name="P5">Into the middle of each mixture, push one of the squares of chocolate all the way into the mixture on its edge, so that it stands by itself in the mix. (Put the long edge on the bottom if it isn’t quite square for stability.)</text:p>
      <text:p text:style-name="P5"/>
      <text:p text:style-name="P5">Bake for 25 minutes on Gas 6. When ready, leave to cool on a wire rack for a minute or two. Excellent eaten hot.</text:p>
      <text:p text:style-name="P9"/>
      <text:p text:style-name="P8">To reheat later, microwave on full power for about 10 seconds.</text:p>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199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9T13:41:09.314438554</meta:creation-date>
    <dc:date>2021-09-11T18:39:57.878153747</dc:date>
    <meta:editing-duration>PT50M19S</meta:editing-duration>
    <meta:editing-cycles>22</meta:editing-cycles>
    <meta:generator>LibreOffice/6.4.7.2$Linux_X86_64 LibreOffice_project/40$Build-2</meta:generator>
    <meta:document-statistic meta:table-count="0" meta:image-count="0" meta:object-count="0" meta:page-count="1" meta:paragraph-count="19" meta:word-count="243" meta:character-count="1274" meta:non-whitespace-character-count="1049"/>
  </office:meta>
</office:document-meta>
</file>